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in" fo:margin-left="0in" table:align="left" style:writing-mode="lr-tb"/>
    </style:style>
    <style:style style:name="Table1.A" style:family="table-column">
      <style:table-column-properties style:column-width="7in"/>
    </style:style>
    <style:style style:name="Table1.A1" style:family="table-cell">
      <style:table-cell-properties style:vertical-align="top" fo:background-color="#000000" fo:padding="0.0694in" fo:border="1pt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2" style:family="paragraph" style:parent-style-name="Standard">
      <style:paragraph-properties fo:margin-top="0in" fo:margin-bottom="0.139in" loext:contextual-spacing="false" fo:line-height="115%" fo:break-before="auto" fo:break-after="auto" style:writing-mode="lr-tb"/>
    </style:style>
    <style:style style:name="P3" style:family="paragraph" style:parent-style-name="Standard">
      <style:paragraph-properties fo:margin-top="0in" fo:margin-bottom="0in" loext:contextual-spacing="false" fo:line-height="100%" fo:break-before="auto" fo:break-after="auto" style:writing-mode="lr-tb"/>
      <style:text-properties fo:font-size="14pt" style:font-size-asian="14pt" style:font-size-complex="14pt"/>
    </style:style>
    <style:style style:name="P4" style:family="paragraph" style:parent-style-name="Standard">
      <style:paragraph-properties fo:margin-left="0in" fo:margin-right="0in" fo:margin-top="0in" fo:margin-bottom="0.139in" loext:contextual-spacing="false" fo:line-height="200%" fo:text-indent="0.5in" style:auto-text-indent="false" fo:break-before="auto" fo:break-after="auto" style:writing-mode="lr-tb"/>
    </style:style>
    <style:style style:name="P5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6" style:family="paragraph" style:parent-style-name="Standard" style:list-style-name="LS1">
      <style:paragraph-properties fo:margin-top="0in" fo:margin-bottom="0in" loext:contextual-spacing="false" fo:line-height="200%" fo:break-before="auto" fo:break-after="auto" style:writing-mode="lr-tb"/>
    </style:style>
    <style:style style:name="P7" style:family="paragraph" style:parent-style-name="Standard">
      <style:paragraph-properties fo:margin-top="0in" fo:margin-bottom="0in" loext:contextual-spacing="false" fo:line-height="100%" fo:break-before="auto" fo:break-after="auto" style:writing-mode="lr-tb"/>
    </style:style>
    <style:style style:name="P8" style:family="paragraph" style:parent-style-name="Standard" style:list-style-name="LS1">
      <style:paragraph-properties fo:margin-top="0in" fo:margin-bottom="0in" loext:contextual-spacing="false" fo:line-height="100%" fo:break-before="auto" fo:break-after="auto" style:writing-mode="lr-tb"/>
    </style:style>
    <style:style style:name="P9" style:family="paragraph" style:parent-style-name="Standard">
      <style:paragraph-properties fo:margin-top="0in" fo:margin-bottom="0in" loext:contextual-spacing="false" fo:line-height="100%" fo:break-before="auto" fo:break-after="auto" style:writing-mode="lr-tb"/>
      <style:text-properties officeooo:rsid="0007a9eb" officeooo:paragraph-rsid="0007a9eb"/>
    </style:style>
    <style:style style:name="P10" style:family="paragraph" style:parent-style-name="Standard" style:list-style-name="LS1">
      <style:paragraph-properties fo:margin-top="0in" fo:margin-bottom="0in" loext:contextual-spacing="false" fo:line-height="200%" fo:break-before="auto" fo:break-after="auto" fo:padding="0in" fo:border-left="none" fo:border-right="none" fo:border-top="none" fo:border-bottom="1.5pt solid #808080" style:writing-mode="lr-tb"/>
    </style:style>
    <style:style style:name="P11" style:family="paragraph" style:parent-style-name="Standard">
      <style:paragraph-properties fo:margin-top="0in" fo:margin-bottom="0in" loext:contextual-spacing="false" fo:line-height="100%" style:writing-mode="lr-tb"/>
      <style:text-properties officeooo:rsid="0007a9eb" officeooo:paragraph-rsid="0007a9eb"/>
    </style:style>
    <style:style style:name="T1" style:family="text">
      <style:text-properties fo:color="#ffffff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" style:family="text">
      <style:text-properties fo:color="#ffffff" style:text-line-through-style="none" style:text-line-through-type="none" style:font-name="Arial" fo:font-size="11pt" fo:font-style="normal" style:text-underline-style="none" fo:font-weight="bold" officeooo:rsid="0007a9eb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officeooo:rsid="0007a9eb" style:font-name-asian="Courier New" style:font-name-complex="Courier New"/>
    </style:style>
    <style:style style:name="T5" style:family="text">
      <style:text-properties officeooo:rsid="0007a9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İsim</text:span>:<text:tab/><text:tab/><text:tab/><text:tab/><text:tab/><text:tab/><text:tab/><text:tab/><text:tab/><text:span text:style-name="T5">Tarih</text:span>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T2">Ü</text:span><text:span text:style-name="T1">nit</text:span><text:span text:style-name="T2">e</text:span><text:span text:style-name="T1"> 7: </text:span><text:span text:style-name="T2">Isınma</text:span></text:p>
          </table:table-cell>
        </table:table-row>
      </table:table>
      <text:p text:style-name="P2"><text:span text:style-name="T5">Luigi sizi Pizza dükkanında kullandığı kodları iyileştirmeniz için işe aldı. Kendi bilgisayarınızda aşağıdaki kodları içeren bir programı açmalısınız</text:span>:</text:p>
      <text:p text:style-name="P9"><text:span text:style-name="T3">; maliyet : Metin-&gt; Sayı</text:span></text:p>
      <text:p text:style-name="P11"><text:span text:style-name="T3">; bir Pizza malzemesi verildiğinde o malzemeyle yapılan pizzanın maliyetini hesaplar</text:span></text:p>
      <text:p text:style-name="P11"><text:span text:style-name="T3">(define (maliyet malzeme)</text:span></text:p>
      <text:p text:style-name="P11"><text:span text:style-name="T3"><text:s text:c="2"/>(cond</text:span></text:p>
      <text:p text:style-name="P11"><text:span text:style-name="T3"><text:s text:c="4"/>[(string=? malzeme "peynir") <text:s text:c="4"/>9.00]</text:span></text:p>
      <text:p text:style-name="P11"><text:span text:style-name="T3"><text:s text:c="4"/>[(string=? malzeme "sucuk") 10.50]</text:span></text:p>
      <text:p text:style-name="P11"><text:span text:style-name="T3"><text:s text:c="4"/>[(string=? malzeme "tavuk") <text:s text:c="2"/>11.25]</text:span></text:p>
      <text:p text:style-name="P11"><text:span text:style-name="T3"><text:s text:c="4"/>[(string=? malzeme "brokoli") <text:s/>10.25]</text:span></text:p>
      <text:p text:style-name="P7"><text:span text:style-name="T3"><text:s text:c="4"/>[else 20.00]))</text:span></text:p>
      <text:p text:style-name="P3"/>
      <text:p text:style-name="P2"><text:span text:style-name="T5">Luigi'nin kodunda daha önce görmediğiniz bazı numaralar var, bunların nasıl işlediğini anlamak için biraz deneyimleyelim</text:span>! “<text:span text:style-name="T5">Çalıştır”a basın ve sonra da fonksiyonu etkileşimler penceresinde kullanın, sonra şu soruları yanıtlayın.</text:span></text:p>
      <text:list xml:id="list6160919756981931262" text:style-name="LS1">
        <text:list-item>
          <text:p text:style-name="P6"><text:span text:style-name="T3">(</text:span><text:span text:style-name="T4">maliyet</text:span><text:span text:style-name="T3"> “</text:span><text:span text:style-name="T4">peynir</text:span><text:span text:style-name="T3">”) </text:span><text:span text:style-name="T4">neye değerlenir</text:span>? _____<text:tab/><text:span text:style-name="T3">(</text:span><text:span text:style-name="T4">maliyet</text:span><text:span text:style-name="T3"> “</text:span><text:span text:style-name="T4">tavuk</text:span><text:span text:style-name="T3">”)</text:span>? ______</text:p>
        </text:list-item>
        <text:list-item>
          <text:p text:style-name="P6"><text:span text:style-name="T5">Eğer </text:span><text:s/><text:span text:style-name="T3">(</text:span><text:span text:style-name="T4">maliyet</text:span><text:span text:style-name="T3"> “</text:span><text:span text:style-name="T4">sosis</text:span><text:span text:style-name="T3">”) </text:span><text:span text:style-name="T4">diye sorarsanız ne olur</text:span>? ___________________________________</text:p>
        </text:list-item>
        <text:list-item>
          <text:p text:style-name="P10"><text:span text:style-name="T5">Fonksiyonun ne yaptığını açıklayın</text:span> </text:p>
        </text:list-item>
      </text:list>
      <text:p text:style-name="P4"/>
      <text:list xml:id="list131953253462850" text:continue-numbering="true" text:style-name="LS1">
        <text:list-item>
          <text:p text:style-name="P6"><text:span text:style-name="T5">Fonksiyonun adı nedir?</text:span>? __________</text:p>
        </text:list-item>
        <text:list-item>
          <text:p text:style-name="P6"><text:span text:style-name="T5">Girdi alanı nedir</text:span>? ________________ <text:span text:style-name="T5">Çıktısı</text:span>? ____________</text:p>
        </text:list-item>
        <text:list-item>
          <text:p text:style-name="P6"><text:span text:style-name="T5">Değişkeninin ismi nedir</text:span>? <text:s/>_________________________</text:p>
        </text:list-item>
        <text:list-item>
          <text:p text:style-name="P6"><text:span text:style-name="T5">Luigi size sucuk fiyatının 11 TL'ye çıktığını söyledi. Fonksiyonu bu fiyat değişikliğini yansıtacak şekilde değiştirin.</text:span></text:p>
        </text:list-item>
        <text:list-item>
          <text:p text:style-name="P6"><text:span text:style-name="T5">Luigi'Nin menüsüne “mantar”lı pizzayı 11.99 TL fiyatla ekleyin</text:span>.</text:p>
        </text:list-item>
        <text:list-item>
          <text:p text:style-name="P6"><text:span text:style-name="T5">Kendiniz malzemeler eklemeyi deneyin. Sizin en sevdiğiniz hangisi?</text:span>?</text:p>
        </text:list-item>
        <text:list-item>
          <text:p text:style-name="P8"><text:span text:style-name="T5">Luigi menüde olmayan özel sipariş malzemeler için fiyatı 1000 TL yapmak istiyor. Fonksiyonu buna göre değiştirin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335in" fo:margin-bottom="0.0835in" loext:contextual-spacing="false" fo:line-height="115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loext:contextual-spacing="false" fo:line-height="115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loext:contextual-spacing="false" fo:line-height="115%" fo:keep-together="always" fo:break-before="auto" fo:break-after="auto" fo:keep-with-next="always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loext:contextual-spacing="false" fo:line-height="115%" fo:keep-together="always" fo:break-before="auto" fo:break-after="auto" fo:keep-with-next="always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loext:contextual-spacing="false" fo:line-height="115%" fo:keep-together="always" fo:break-before="auto" fo:break-after="auto" fo:keep-with-next="always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loext:contextual-spacing="false" fo:line-height="115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loext:contextual-spacing="false" fo:line-height="115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space-before="1.3748in" text:min-label-width="0.1252in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space-before="2.8748in" text:min-label-width="0.1252in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title/>
    <meta:initial-creator/>
    <dc:creator>Mehmet Gencer</dc:creator>
    <meta:editing-cycles>2</meta:editing-cycles>
    <dc:date>2015-08-15T13:19:51.727608305</dc:date>
    <meta:editing-duration>PT17M33S</meta:editing-duration>
    <meta:document-statistic meta:table-count="1" meta:image-count="0" meta:object-count="0" meta:page-count="1" meta:paragraph-count="23" meta:word-count="180" meta:character-count="1444" meta:non-whitespace-character-count="1256"/>
  </office:meta>
</office:document-meta>
</file>